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376d" officeooo:paragraph-rsid="0016376d"/>
    </style:style>
    <style:style style:name="T1" style:family="text">
      <style:text-properties officeooo:rsid="001708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n this paper an attempt is made to define what <text:span text:style-name="T1">UX</text:span> is, or at least a definition as close to what most people think it is. It is based on a survey in which people from different backgrounds like nationality, gender, age and role have taken part. Even though this survey lead to some interesting discoveries like the fact that people from different ages, genders, roles and experience tend to agree on most of the questions while the biggest differences are based on nation. The paper seems to correlate this to the European, Scandinavian and non-European approach to UX, even though it does not feel enough to ask a few people from one country(or 2 in the case of Netherlands and UK) and take that as the general opinion of a whole continent. The stand-out conclusion from the survey are that UX is <text:span text:style-name="T1">constantly changing as people change and so do their moods which means that UX needs to be assessed before, during and after interaction. Also, every person is different which leads to the conclusion that UX cannot be perfect. The best we can do is aim to please as much people as we can. The topic of other kinds of experiences is also touched, like Brand Experience, giving an example with a water bottle seen as litter, stating that this is not UX. I would disagree and say that this is still UX, even though not a direct one. Everything is UX and some of it is not possible to be controlled. </text:span></text:p>
      <text:p text:style-name="P1"><text:tab/><text:span text:style-name="T1">In conclusion, the definition given for UX is one with which most people would agree which makes it a viable defini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oyan Babalev</meta:initial-creator>
    <meta:creation-date>2018-10-02T13:07:54.421929281</meta:creation-date>
    <dc:date>2018-10-02T13:35:38.335829132</dc:date>
    <dc:creator>Stoyan Babalev</dc:creator>
    <meta:editing-duration>PT12M33S</meta:editing-duration>
    <meta:editing-cycles>1</meta:editing-cycles>
    <meta:document-statistic meta:table-count="0" meta:image-count="0" meta:object-count="0" meta:page-count="1" meta:paragraph-count="2" meta:word-count="275" meta:character-count="1517" meta:non-whitespace-character-count="1240"/>
    <meta:generator>LibreOffice/5.0.6.2$Linux_X86_64 LibreOffice_project/00$Build-2</meta:generator>
  </office:meta>
</office:document-meta>
</file>